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  <style:text-properties officeooo:rsid="001a5144" officeooo:paragraph-rsid="001a5144"/>
    </style:style>
    <style:style style:name="P6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7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break-before="page"/>
      <style:text-properties officeooo:rsid="001a5144" officeooo:paragraph-rsid="001a5144"/>
    </style:style>
    <style:style style:name="P11" style:family="paragraph" style:parent-style-name="Heading_20_2">
      <style:text-properties officeooo:rsid="001a5144" officeooo:paragraph-rsid="001a5144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officeooo:rsid="001d5845" officeooo:paragraph-rsid="001d584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7">PLANTILLA PRÁCTICA</text:p>
      <text:p text:style-name="P8">SUBTÍTUL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3"><text:a xlink:type="simple" xlink:href="#__RefHeading___Toc105_3485141822" text:style-name="Index_20_Link" text:visited-style-name="Index_20_Link">prueba<text:tab/>3</text:a></text:p>
          <text:p text:style-name="P4"><text:a xlink:type="simple" xlink:href="#__RefHeading___Toc107_3485141822" text:style-name="Index_20_Link" text:visited-style-name="Index_20_Link">prueb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105_3485141822"/>prueba<text:bookmark-end text:name="__RefHeading___Toc105_3485141822"/></text:h>
      <text:p text:style-name="P12">Eee</text:p>
      <text:p text:style-name="P12">ee</text:p>
      <text:p text:style-name="P12">e</text:p>
      <text:h text:style-name="P11" text:outline-level="2"><text:bookmark-start text:name="__RefHeading___Toc107_3485141822"/>prueba<text:bookmark-end text:name="__RefHeading___Toc107_3485141822"/></text:h>
      <text:p text:style-name="P12">Eee</text:p>
      <text:p text:style-name="P12">ee</text:p>
      <text:p text:style-name="P12">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0-08T17:48:33.347000000</dc:date>
    <meta:editing-duration>PT3M21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15" meta:word-count="24" meta:character-count="135" meta:non-whitespace-character-count="126"/>
  </office:meta>
</office:document-meta>
</file>